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7c2b" officeooo:paragraph-rsid="00167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5:27:58.179816342</meta:creation-date>
    <dc:date>2015-08-09T15:28:10.63828970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2.8.2$Linux_X86_64 LibreOffice_project/420m0$Build-2</meta:generator>
  </office:meta>
</office:document-meta>
</file>